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fill="solid" draw:fill-color="#ffffff" fo:min-height="4.746cm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0.423cm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0.423cm" fo:text-align="start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color="#000000" style:text-line-through-style="none" style:text-position="0% 100%" fo:font-family="'ＭＳ Ｐゴシック'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size-asian="11pt" style:language-asian="ja" style:country-asian="JP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開発基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開発基盤</text:p>
          </table:table-cell>
          <table:table-cell office:value-type="string">
            <text:p>Laravel(php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rvelクエリビルダ機能を使用せず、SQL文を直接記述する</text:p>
          </table:table-cell>
          <table:table-cell table:number-columns-repeated="1022"/>
        </table:table-row>
        <table:table-row table:style-name="ro1">
          <table:table-cell office:value-type="string">
            <text:p>データベース</text:p>
          </table:table-cell>
          <table:table-cell office:value-type="string">
            <text:p>Mysql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品質・性能要求" table:style-name="ta1">
        <table:table-column table:style-name="co3" table:number-columns-repeated="1024" table:default-cell-style-name="ce1"/>
        <table:table-row table:style-name="ro1">
          <table:table-cell>
            <draw:frame table:end-cell-address="'品質・性能要求'.F11" table:end-x="0.431cm" table:end-y="0.219cm" draw:z-index="0" draw:style-name="gr1" svg:width="8.445cm" svg:height="4.746cm" svg:x="1.264cm" svg:y="0.411cm">
              <draw:text-box>
                <text:p>未作成</text:p>
              </draw:text-box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セキュリティ要求" table:style-name="ta2" table:print="false"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回線上のセキュリティ対策</text:p>
          </table:table-cell>
          <table:table-cell table:number-columns-repeated="2"/>
          <table:table-cell>
            <draw:custom-shape table:end-cell-address="セキュリティ要求.E3" table:end-x="0.573cm" table:end-y="0.253cm" draw:z-index="0" draw:name="角丸四角形吹き出し 81" draw:style-name="gr2" draw:text-style-name="P2" svg:width="1.587cm" svg:height="1.159cm" svg:x="1.244cm" svg:y="0.081cm">
              <text:p text:style-name="P1"><text:span text:style-name="T1">検討中</text:span></text:p>
              <draw:enhanced-geometry svg:viewBox="0 0 21600 21600" draw:text-areas="800 800 20800 20800" draw:glue-points="?f40 ?f41" draw:type="non-primitive" draw:modifiers="-14622.1662468514 1206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</table:table-row>
        <table:table-row table:style-name="ro1">
          <table:table-cell/>
          <table:table-cell office:value-type="string">
            <text:p>FTPの通信に、〇を用い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メールの通信に、〇を用いる</text:p>
          </table:table-cell>
          <table:table-cell table:number-columns-repeated="2"/>
        </table:table-row>
        <table:table-row table:style-name="ro1">
          <table:table-cell office:value-type="string">
            <text:p>システム上のセキュリティ対策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機能一覧の「ログイン機能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パスワード更新の強制機能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ログ出力機能」により、漏洩時の調査を可能にす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部門登録」や「人員登録」にて、本システムへのログインを止めることができるようにす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接続元端末制限機能」</text:p>
          </table:table-cell>
          <table:table-cell table:number-columns-repeated="2"/>
        </table:table-row>
        <table:table-row table:style-name="ro1">
          <table:table-cell office:value-type="string">
            <text:p>運用環境におけるセキュリティ対策</text:p>
          </table:table-cell>
          <table:table-cell table:number-columns-repeated="3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ＭＳ Ｐゴシック" fo:font-size="11pt" style:font-name-asian="ＭＳ Ｐゴシック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10:2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デフォルトの作業定義TB" style:display-name="PageStyle_デフォルトの作業定義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6-28T10:28:36.27</dc:date>
    <meta:editing-duration>PT24M24S</meta:editing-duration>
    <meta:editing-cycles>6</meta:editing-cycles>
    <meta:document-statistic meta:table-count="3" meta:cell-count="15" meta:object-count="2"/>
  </office:meta>
</office:document-meta>
</file>